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cc00"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us changed whenvere moved from one queue to oth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 to see not missing anything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check no unnecessary printQueues, cout</text:p>
          </table:table-cell>
          <table:table-cell table:number-columns-repeated="6"/>
          <table:table-cell table:style-name="ce3" office:value-type="string" calcext:value-type="string">
            <text:p>check if we can use exception handling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return something other than NULL in exception cases – returning null will break the code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cleanup ke baad?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7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/>
          <table:table-cell office:value-type="string" calcext:value-type="string">
            <text:p>sleep mein CPU block karna hai kya?</text:p>
          </table:table-cell>
          <table:table-cell table:number-columns-repeated="6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8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>
          <table:table-cell/>
          <table:table-cell office:value-type="string" calcext:value-type="string">
            <text:p>Delete thread – case sleeping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4:47:00.762428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7T20:10:36.932829684</dc:date>
    <meta:editing-duration>PT19H6M50S</meta:editing-duration>
    <meta:editing-cycles>85</meta:editing-cycles>
    <meta:generator>LibreOffice/4.2.6.3$Linux_X86_64 LibreOffice_project/420m0$Build-3</meta:generator>
    <meta:document-statistic meta:table-count="2" meta:cell-count="56" meta:object-count="0"/>
  </office:meta>
</office:document-meta>
</file>